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047in"/>
    </style:style>
    <style:style style:name="co3" style:family="table-column">
      <style:table-column-properties fo:break-before="auto" style:column-width="3.48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iters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/>
          <table:table-cell office:value-type="string" calcext:value-type="string">
            <text:p>5,8,9,10,15,2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/>
          <table:table-cell office:value-type="string" calcext:value-type="string">
            <text:p>5,8,9,20,1,2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/>
          <table:table-cell office:value-type="string" calcext:value-type="string">
            <text:p>50,81,19,0,0,58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/>
          <table:table-cell office:value-type="string" calcext:value-type="string">
            <text:p>10,20,5,3,1,5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/>
          <table:table-cell office:value-type="string" calcext:value-type="string">
            <text:p>11,15,80,60,10,25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/>
          <table:table-cell office:value-type="string" calcext:value-type="string">
            <text:p>8,1,3,80,10,5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/>
          <table:table-cell office:value-type="string" calcext:value-type="string">
            <text:p>50,81,19,0,0,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01:30:25.753885620</meta:creation-date>
    <dc:date>2024-12-10T03:07:16.067098265</dc:date>
    <meta:editing-duration>PT1H26M31S</meta:editing-duration>
    <meta:editing-cycles>1</meta:editing-cycles>
    <meta:document-statistic meta:table-count="1" meta:cell-count="17" meta:object-count="0"/>
    <meta:generator>LibreOffice/24.2.7.2$Linux_X86_64 LibreOffice_project/420$Build-2</meta:generator>
  </office:meta>
</office:document-meta>
</file>